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is</text:p>
          </table:table-cell>
          <table:table-cell office:value-type="float" office:value="-151.4637866852" calcext:value-type="float">
            <text:p>-151.4637866852</text:p>
          </table:table-cell>
          <table:table-cell office:value-type="float" office:value="-397668.20223475" calcext:value-type="float">
            <text:p>-397668.20223475</text:p>
          </table:table-cell>
          <table:table-cell table:formula="of:=[.E4]-[.E6]" office:value-type="float" office:value="35.9134448140976" calcext:value-type="float">
            <text:p>35.91344481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ns</text:p>
          </table:table-cell>
          <table:table-cell office:value-type="float" office:value="-151.4763840116" calcext:value-type="float">
            <text:p>-151.4763840116</text:p>
          </table:table-cell>
          <table:table-cell office:value-type="float" office:value="-397701.276517733" calcext:value-type="float">
            <text:p>-397701.276517733</text:p>
          </table:table-cell>
          <table:table-cell table:formula="of:=[.E5]-[.E6]" office:value-type="float" office:value="2.83916183141991" calcext:value-type="float">
            <text:p>2.83916183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enas</text:p>
          </table:table-cell>
          <table:table-cell office:value-type="float" office:value="-151.477465391" calcext:value-type="float">
            <text:p>-151.477465391</text:p>
          </table:table-cell>
          <table:table-cell office:value-type="float" office:value="-397704.115679564" calcext:value-type="float">
            <text:p>-397704.115679564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equilibrio</text:p>
          </table:table-cell>
          <table:table-cell office:value-type="float" office:value="118.9558551" calcext:value-type="float">
            <text:p>118.9558551</text:p>
          </table:table-cell>
          <table:table-cell office:value-type="float" office:value="-151.4774599727" calcext:value-type="float">
            <text:p>-151.4774599727</text:p>
          </table:table-cell>
          <table:table-cell table:formula="of:=[.H10]-[.H9]" office:value-type="float" office:value="0.00108790089998934" calcext:value-type="float">
            <text:p>0.0010879009</text:p>
          </table:table-cell>
          <table:table-cell office:value-type="float" office:value="2.856428958141" calcext:value-type="float">
            <text:p>2.8564289581</text:p>
          </table:table-cell>
        </table:table-row>
        <table:table-row table:style-name="ro1"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-151.4763720718" calcext:value-type="float">
            <text:p>-151.47637207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51.4619169582" calcext:value-type="float">
            <text:p>-151.4619169582</text:p>
          </table:table-cell>
          <table:table-cell table:number-columns-repeated="4"/>
          <table:table-cell office:value-type="float" office:value="-151.4774601035" calcext:value-type="float">
            <text:p>-151.4774601035</text:p>
          </table:table-cell>
          <table:table-cell table:formula="of:=[.H10]-[.H11]" office:value-type="float" office:value="0.00108803169999305" calcext:value-type="float">
            <text:p>0.0010880317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151.4623223796" calcext:value-type="float">
            <text:p>-151.46232237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151.463455812" calcext:value-type="float">
            <text:p>-151.4634558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151.4651501709" calcext:value-type="float">
            <text:p>-151.46515017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-151.4672116673" calcext:value-type="float">
            <text:p>-151.46721166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151.4694082826" calcext:value-type="float">
            <text:p>-151.4694082826</text:p>
          </table:table-cell>
          <table:table-cell table:number-columns-repeated="2"/>
          <table:table-cell office:value-type="float" office:value="118.9558551" calcext:value-type="float">
            <text:p>118.9558551</text:p>
          </table:table-cell>
          <table:table-cell office:value-type="float" office:value="-151.4774599727" calcext:value-type="float">
            <text:p>-151.47745997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-151.4715296116" calcext:value-type="float">
            <text:p>-151.4715296116</text:p>
          </table:table-cell>
          <table:table-cell table:number-columns-repeated="2"/>
          <table:table-cell office:value-type="string" calcext:value-type="string">
            <text:p>0 cis</text:p>
          </table:table-cell>
          <table:table-cell office:value-type="float" office:value="-151.4619169582" calcext:value-type="float">
            <text:p>-151.4619169582</text:p>
          </table:table-cell>
          <table:table-cell table:formula="of:=[.G16]-[.G17]" office:value-type="float" office:value="-0.0155430144999968" calcext:value-type="float">
            <text:p>-0.0155430145</text:p>
          </table:table-cell>
          <table:table-cell office:value-type="float" office:value="-40.808187678353" calcext:value-type="float">
            <text:p>-40.8081876784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-151.4734189431" calcext:value-type="float">
            <text:p>-151.4734189431</text:p>
          </table:table-cell>
          <table:table-cell table:number-columns-repeated="2"/>
          <table:table-cell office:value-type="string" calcext:value-type="string">
            <text:p>180 trans</text:p>
          </table:table-cell>
          <table:table-cell office:value-type="float" office:value="-151.4762083373" calcext:value-type="float">
            <text:p>-151.4762083373</text:p>
          </table:table-cell>
          <table:table-cell table:formula="of:=[.G16]-[.G18]" office:value-type="float" office:value="-0.00125163539999562" calcext:value-type="float">
            <text:p>-0.0012516354</text:p>
          </table:table-cell>
          <table:table-cell office:value-type="float" office:value="-3.2861689930271" calcext:value-type="float">
            <text:p>-3.286168993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-151.4749762707" calcext:value-type="float">
            <text:p>-151.47497627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-151.4761547015" calcext:value-type="float">
            <text:p>-151.47615470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151.4769334502" calcext:value-type="float">
            <text:p>-151.47693345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-151.4773527945" calcext:value-type="float">
            <text:p>-151.47735279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-151.4774587097" calcext:value-type="float">
            <text:p>-151.47745870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-151.4773382302" calcext:value-type="float">
            <text:p>-151.47733823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-151.4770865215" calcext:value-type="float">
            <text:p>-151.47708652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-151.476784529" calcext:value-type="float">
            <text:p>-151.4767845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-151.4764958098" calcext:value-type="float">
            <text:p>-151.47649580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-151.4762852587" calcext:value-type="float">
            <text:p>-151.47628525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-151.4762083373" calcext:value-type="float">
            <text:p>-151.47620833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-151.4762852587" calcext:value-type="float">
            <text:p>-151.47628525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-151.4764958098" calcext:value-type="float">
            <text:p>-151.47649580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-151.476784529" calcext:value-type="float">
            <text:p>-151.4767845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-151.4770865215" calcext:value-type="float">
            <text:p>-151.47708652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-151.4773382302" calcext:value-type="float">
            <text:p>-151.47733823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-151.4774587097" calcext:value-type="float">
            <text:p>-151.47745870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-151.4773527945" calcext:value-type="float">
            <text:p>-151.47735279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-151.4769334502" calcext:value-type="float">
            <text:p>-151.47693345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-151.4761547015" calcext:value-type="float">
            <text:p>-151.47615470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-151.4749762707" calcext:value-type="float">
            <text:p>-151.47497627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-151.4734189431" calcext:value-type="float">
            <text:p>-151.47341894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-151.4715296116" calcext:value-type="float">
            <text:p>-151.4715296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-151.4694082826" calcext:value-type="float">
            <text:p>-151.46940828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-151.4672116673" calcext:value-type="float">
            <text:p>-151.46721166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-151.4651501709" calcext:value-type="float">
            <text:p>-151.46515017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-151.463455812" calcext:value-type="float">
            <text:p>-151.4634558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-151.4623223796" calcext:value-type="float">
            <text:p>-151.46232237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-151.4619169582" calcext:value-type="float">
            <text:p>-151.461916958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gpc </meta:initial-creator>
    <meta:creation-date>2016-03-11T22:02:34.253438131</meta:creation-date>
    <meta:generator>LibreOffice/5.0.3.2$Linux_X86_64 LibreOffice_project/00m0$Build-2</meta:generator>
    <dc:date>2016-03-11T23:35:55.992765506</dc:date>
    <dc:creator>marcosgpc </dc:creator>
    <meta:editing-duration>PT2M21S</meta:editing-duration>
    <meta:editing-cycles>1</meta:editing-cycles>
    <meta:document-statistic meta:table-count="1" meta:cell-count="104" meta:object-count="0"/>
  </office:meta>
</office:document-meta>
</file>